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eeTableModel.getColumnName(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isLeaf( Object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TreeTableModel.AbstractTreeTableModel( String [ ] headers , Functor [ ] readFunctors , Functor [ ] writeFunctors , Class [ ] edito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reeTableModel.addTableModelListener( TableModel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getColumnClass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isCellEditable( int rowIndex ,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AbstractTreeTableModel( TreeNode root , boolean 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AbstractTreeTableModel( Tree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TreeTableModel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isCellEditable( Object node ,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nodeStructureChanged( 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reeTableModel.fireTreeNodesChanged( TreeNode source , Object [ ] path , int [ ] indexes , Object [ ]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reeTableModel.getValueAt( int rowIndex ,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removeTableModelListener( TableModel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getChild( Object parent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setValueAt( Object val , Object nod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reeTableModel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TreeTableModel.getChildCount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eeTableModel.setValueAt( Object aValue , int rowIndex ,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TreeTableModel.getValueAt( Object node ,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